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officeooo:rsid="0005d01c" officeooo:paragraph-rsid="0005d01c"/>
    </style:style>
    <style:style style:name="T1" style:family="text">
      <style:text-properties officeooo:rsid="0005d0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d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cch_fb541485028452"/>sudo -u postgres createuser -s <text:span text:style-name="T3">username</text:span></text:p>
      <text:p text:style-name="Standard"><text:span text:style-name="T3"/></text:p>
      <text:p text:style-name="P1"><text:bookmark text:name="cch_fb5414850284521"/><text:span text:style-name="T1">sudo su postgres</text:span></text:p>
      <text:p text:style-name="Standard"><text:span text:style-name="T3"/></text:p>
      <text:p text:style-name="P1"><text:bookmark text:name="cch_fb5414850284522"/><text:span text:style-name="T1">psql</text:span></text:p>
      <text:p text:style-name="Standard"><text:span text:style-name="T3"/></text:p>
      <text:p text:style-name="P1"><text:bookmark text:name="cch_fb5414850284523"/>alter user <text:span text:style-name="T2">username</text:span> withe password '<text:span text:style-name="T2">password</text:span>';</text:p>
      <text:p text:style-name="P1"/>
      <text:p text:style-name="Standard"><text:span text:style-name="T3"/></text:p>
      <text:p text:style-name="Standard"><text:span text:style-name="T3"/></text:p>
      <text:p text:style-name="P2">\q</text:p>
      <text:p text:style-name="P2"/>
      <text:p text:style-name="P2">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4:55:57.050282325</meta:creation-date>
    <dc:date>2018-07-25T04:59:42.207457532</dc:date>
    <meta:editing-duration>PT3M47S</meta:editing-duration>
    <meta:editing-cycles>1</meta:editing-cycles>
    <meta:document-statistic meta:table-count="0" meta:image-count="0" meta:object-count="0" meta:page-count="1" meta:paragraph-count="6" meta:word-count="18" meta:character-count="111" meta:non-whitespace-character-count="99"/>
    <meta:generator>LibreOffice/5.4.6.2$Linux_X86_64 LibreOffice_project/40m0$Build-2</meta:generator>
  </office:meta>
</office:document-meta>
</file>